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6pt" officeooo:rsid="001b9975" officeooo:paragraph-rsid="001b9975"/>
    </style:style>
    <style:style style:name="P2" style:family="paragraph" style:parent-style-name="Standard">
      <style:text-properties fo:font-size="16pt" officeooo:rsid="001b9975" officeooo:paragraph-rsid="002781bc"/>
    </style:style>
    <style:style style:name="P3" style:family="paragraph" style:parent-style-name="Standard">
      <style:text-properties fo:font-size="16pt" officeooo:rsid="001d920b" officeooo:paragraph-rsid="001d920b"/>
    </style:style>
    <style:style style:name="P4" style:family="paragraph" style:parent-style-name="Standard">
      <style:text-properties fo:font-size="16pt" officeooo:rsid="001dc47b" officeooo:paragraph-rsid="001dc47b"/>
    </style:style>
    <style:style style:name="P5" style:family="paragraph" style:parent-style-name="Standard">
      <style:text-properties fo:font-size="16pt" officeooo:rsid="001fe7b0" officeooo:paragraph-rsid="001fe7b0"/>
    </style:style>
    <style:style style:name="P6" style:family="paragraph" style:parent-style-name="Standard">
      <style:text-properties fo:font-size="16pt" fo:font-weight="bold" officeooo:rsid="002781bc" officeooo:paragraph-rsid="002781bc" style:font-weight-asian="bold" style:font-weight-complex="bold"/>
    </style:style>
    <style:style style:name="P7" style:family="paragraph" style:parent-style-name="Standard">
      <style:text-properties fo:font-size="16pt" officeooo:rsid="002e95d3" officeooo:paragraph-rsid="002e95d3"/>
    </style:style>
    <style:style style:name="P8" style:family="paragraph" style:parent-style-name="Standard">
      <style:text-properties fo:font-size="16pt" officeooo:rsid="0030357d" officeooo:paragraph-rsid="0030357d"/>
    </style:style>
    <style:style style:name="T1" style:family="text">
      <style:text-properties officeooo:rsid="001dfa64"/>
    </style:style>
    <style:style style:name="T2" style:family="text">
      <style:text-properties officeooo:rsid="0021ca10"/>
    </style:style>
    <style:style style:name="T3" style:family="text">
      <style:text-properties officeooo:rsid="002268fa"/>
    </style:style>
    <style:style style:name="T4" style:family="text">
      <style:text-properties officeooo:rsid="002f9309"/>
    </style:style>
    <style:style style:name="T5" style:family="text">
      <style:text-properties officeooo:rsid="003045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dustrie</text:p>
      <text:p text:style-name="P7">Standort: <text:span text:style-name="T4">heres</text:span></text:p>
      <text:p text:style-name="P8">Spektrale <text:span text:style-name="T5">Darstellung</text:span></text:p>
      <text:p text:style-name="P2"/>
      <text:p text:style-name="P1">Die Industrie wird hauptsächlich am Mars <text:span text:style-name="T3">(„heres“)</text:span> stattfinden.</text:p>
      <text:p text:style-name="P1">Gründe dafür sind weniger umweltschutz vor allem, aber auch größere Bereitschaft der dortigen Siedler, und notwendigkeit.</text:p>
      <text:p text:style-name="P1"/>
      <text:p text:style-name="P3">Die Struktur der Gesellschaft dort wird vor allem aus zwei Gruppen bestehen. Einreseits die Christen, die die meiste Arbeit machen. Und andererseits die Juden, die die Ideen und Entwicklung vorantreiben.</text:p>
      <text:p text:style-name="P3"/>
      <text:p text:style-name="P4">Die Juden haben einen Ort, an dem sie leben und funktionieren. <text:span text:style-name="T1">Diese Orte werden „nanastar“ genannt.</text:span></text:p>
      <text:p text:style-name="P5">Dort werden neue Ideen aufgeworfen, durchbesprochen, und an die betreffenden offenen Geister weitergegeben.</text:p>
      <text:p text:style-name="P5">Daneben gibt es Verwaltungszentren, an denen u.a. neue strategien beschlossen werden. Dazu gibt es eine Absprache mit den nanastar. <text:span text:style-name="T2">Wie die befehle dann genau an die christen weitergegeben werden, interessiert mich nicht.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3-11-26T00:53:09.863503294</dc:date>
    <meta:editing-duration>PT13M5S</meta:editing-duration>
    <meta:editing-cycles>21</meta:editing-cycles>
    <meta:document-statistic meta:table-count="0" meta:image-count="0" meta:object-count="0" meta:page-count="1" meta:paragraph-count="9" meta:word-count="120" meta:character-count="860" meta:non-whitespace-character-count="749"/>
  </office:meta>
</office:document-meta>
</file>